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P1" style:family="paragraph" style:parent-style-name="Footer">
      <style:paragraph-properties fo:text-align="center" style:justify-single-word="false"/>
      <style:text-properties officeooo:rsid="002bcbbe" officeooo:paragraph-rsid="002bcbbe"/>
    </style:style>
    <style:style style:name="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P3"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P4" style:family="paragraph" style:parent-style-name="Header">
      <style:paragraph-properties>
        <style:tab-stops>
          <style:tab-stop style:position="16.986cm" style:type="right"/>
        </style:tab-stops>
      </style:paragraph-properties>
      <style:text-properties officeooo:paragraph-rsid="002bcbbe"/>
    </style:style>
    <style:style style:name="P5" style:family="paragraph" style:parent-style-name="Standard">
      <style:paragraph-properties fo:text-align="center" style:justify-single-word="false"/>
      <style:text-properties officeooo:paragraph-rsid="0020d013"/>
    </style:style>
    <style:style style:name="P6" style:family="paragraph" style:parent-style-name="Standard">
      <style:paragraph-properties fo:text-align="center" style:justify-single-word="false"/>
      <style:text-properties fo:font-size="10pt" officeooo:paragraph-rsid="0020d013" style:font-size-asian="10pt"/>
    </style:style>
    <style:style style:name="P7" style:family="paragraph" style:parent-style-name="Standard">
      <style:paragraph-properties fo:text-align="center" style:justify-single-word="false" style:snap-to-layout-grid="false"/>
      <style:text-properties fo:font-size="10pt" officeooo:rsid="0016b782" officeooo:paragraph-rsid="0020d013" style:font-size-asian="10pt"/>
    </style:style>
    <style:style style:name="P8" style:family="paragraph" style:parent-style-name="Standard">
      <style:paragraph-properties fo:text-align="justify" style:justify-single-word="false" style:snap-to-layout-grid="false"/>
      <style:text-properties fo:font-size="10pt" officeooo:paragraph-rsid="0020d013" style:font-size-asian="10pt"/>
    </style:style>
    <style:style style:name="P9" style:family="paragraph" style:parent-style-name="Standard">
      <style:paragraph-properties fo:text-align="justify" style:justify-single-word="false" style:snap-to-layout-grid="false"/>
      <style:text-properties fo:font-size="10pt" officeooo:rsid="0032ba8d" officeooo:paragraph-rsid="0020d013" style:font-size-asian="10pt"/>
    </style:style>
    <style:style style:name="P10" style:family="paragraph" style:parent-style-name="Standard">
      <style:paragraph-properties fo:text-align="justify" style:justify-single-word="false" style:snap-to-layout-grid="false"/>
      <style:text-properties fo:font-size="10pt" officeooo:rsid="002adae5" officeooo:paragraph-rsid="002adae5" style:font-size-asian="10pt"/>
    </style:style>
    <style:style style:name="P11" style:family="paragraph" style:parent-style-name="Standard">
      <style:paragraph-properties fo:text-align="center" style:justify-single-word="false" style:snap-to-layout-grid="false"/>
      <style:text-properties fo:font-size="10pt" fo:font-weight="bold" officeooo:rsid="002adae5" officeooo:paragraph-rsid="002adae5" style:font-size-asian="10pt" style:font-weight-asian="bold" style:font-weight-complex="bold"/>
    </style:style>
    <style:style style:name="P12" style:family="paragraph" style:parent-style-name="Standard">
      <style:paragraph-properties fo:text-align="center" style:justify-single-word="false" style:snap-to-layout-grid="false"/>
      <style:text-properties fo:font-size="10pt" fo:font-weight="bold" officeooo:rsid="003343ef" officeooo:paragraph-rsid="003343ef" style:font-size-asian="10pt" style:font-weight-asian="bold" style:font-weight-complex="bold"/>
    </style:style>
    <style:style style:name="P13" style:family="paragraph" style:parent-style-name="Standard">
      <style:paragraph-properties fo:text-align="center" style:justify-single-word="false" style:snap-to-layout-grid="false"/>
      <style:text-properties style:font-name="Calibri1" fo:font-size="10pt" fo:language="fr" fo:country="CA" fo:font-weight="bold" officeooo:rsid="0016b782" officeooo:paragraph-rsid="0020d013" style:font-size-asian="10pt" style:font-weight-asian="bold" style:font-name-complex="Arial" style:font-size-complex="9pt" style:font-weight-complex="bold"/>
    </style:style>
    <style:style style:name="P14" style:family="paragraph" style:parent-style-name="Standard">
      <style:paragraph-properties fo:text-align="center" style:justify-single-word="false" fo:break-before="page"/>
      <style:text-properties fo:font-weight="bold" officeooo:paragraph-rsid="0020d013" style:font-weight-asian="bold"/>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3">
      <style:paragraph-properties>
        <style:tab-stops>
          <style:tab-stop style:position="16.51cm" style:type="right" style:leader-style="dotted" style:leader-text="."/>
        </style:tab-stops>
      </style:paragraph-properties>
    </style:style>
    <style:style style:name="P17" style:family="paragraph" style:parent-style-name="Contents_20_2">
      <style:paragraph-properties>
        <style:tab-stops>
          <style:tab-stop style:position="16.51cm" style:type="right" style:leader-style="dotted" style:leader-text="."/>
        </style:tab-stops>
      </style:paragraph-properties>
    </style:style>
    <style:style style:name="P18" style:family="paragraph" style:parent-style-name="ByLine">
      <style:text-properties officeooo:rsid="002bb753" officeooo:paragraph-rsid="002bb753"/>
    </style:style>
    <style:style style:name="P19" style:family="paragraph" style:parent-style-name="Title">
      <style:text-properties officeooo:rsid="0023f9ac"/>
    </style:style>
    <style:style style:name="P20" style:family="paragraph" style:parent-style-name="Title">
      <style:paragraph-properties fo:margin-top="0cm" fo:margin-bottom="0.706cm" loext:contextual-spacing="false"/>
      <style:text-properties fo:font-size="20pt" officeooo:rsid="0023f9ac" officeooo:paragraph-rsid="0023f9ac" style:font-size-asian="20pt"/>
    </style:style>
    <style:style style:name="P21" style:family="paragraph" style:parent-style-name="Heading_20_1" style:list-style-name="WWNum1"/>
    <style:style style:name="P22" style:family="paragraph" style:parent-style-name="Heading_20_1" style:list-style-name="">
      <style:paragraph-properties fo:margin-left="0cm" fo:margin-right="0cm" fo:text-indent="0cm" style:auto-text-indent="false"/>
      <style:text-properties officeooo:paragraph-rsid="0020d013"/>
    </style:style>
    <style:style style:name="P23" style:family="paragraph" style:parent-style-name="Heading_20_1" style:list-style-name="">
      <style:paragraph-properties fo:margin-left="0cm" fo:margin-right="0cm" fo:text-align="center" style:justify-single-word="false" fo:text-indent="0cm" style:auto-text-indent="false"/>
      <style:text-properties officeooo:paragraph-rsid="0020d013"/>
    </style:style>
    <style:style style:name="P24" style:family="paragraph" style:parent-style-name="Heading_20_1" style:list-style-name="WWNum1" style:master-page-name="Converted2">
      <style:paragraph-properties style:page-number="1"/>
    </style:style>
    <style:style style:name="P25" style:family="paragraph" style:parent-style-name="Heading_20_2" style:list-style-name="WWNum1"/>
    <style:style style:name="P26" style:family="paragraph" style:parent-style-name="Heading_20_3" style:list-style-name="WWNum1"/>
    <style:style style:name="P27" style:family="paragraph" style:parent-style-name="TOCEntry" style:master-page-name="Converted1">
      <style:paragraph-properties style:page-number="auto"/>
    </style:style>
    <style:style style:name="P28" style:family="paragraph" style:parent-style-name="template">
      <style:text-properties fo:font-style="normal" officeooo:rsid="0037f1c7" officeooo:paragraph-rsid="0037f1c7" style:font-style-asian="normal" style:font-style-complex="normal"/>
    </style:style>
    <style:style style:name="P29" style:family="paragraph" style:parent-style-name="template" style:list-style-name="L1">
      <style:text-properties fo:font-style="normal" officeooo:rsid="0039eca6" officeooo:paragraph-rsid="0039eca6" style:font-style-asian="normal" style:font-style-complex="normal"/>
    </style:style>
    <style:style style:name="P30" style:family="paragraph" style:parent-style-name="template">
      <style:text-properties fo:font-style="normal" officeooo:rsid="0039eca6" officeooo:paragraph-rsid="0039eca6" style:font-style-asian="normal" style:font-style-complex="normal"/>
    </style:style>
    <style:style style:name="P31" style:family="paragraph" style:parent-style-name="template">
      <style:text-properties officeooo:rsid="00384116" officeooo:paragraph-rsid="0039eca6"/>
    </style:style>
    <style:style style:name="P32" style:family="paragraph" style:parent-style-name="template">
      <style:text-properties officeooo:rsid="0038c58a" officeooo:paragraph-rsid="0038c58a"/>
    </style:style>
    <style:style style:name="P33" style:family="paragraph" style:parent-style-name="template">
      <style:text-properties officeooo:paragraph-rsid="0038c58a"/>
    </style:style>
    <style:style style:name="P34" style:family="paragraph" style:parent-style-name="line" style:master-page-name="Standard">
      <style:paragraph-properties style:page-number="1"/>
    </style:style>
    <style:style style:name="P35" style:family="paragraph" style:parent-style-name="Standard">
      <style:paragraph-properties fo:text-align="center" style:justify-single-word="false" style:snap-to-layout-grid="false"/>
      <style:text-properties fo:font-size="10pt" officeooo:rsid="00360bb9" officeooo:paragraph-rsid="00360bb9" style:font-size-asian="10pt"/>
    </style:style>
    <style:style style:name="P36" style:family="paragraph" style:parent-style-name="Standard">
      <style:paragraph-properties fo:text-align="justify" style:justify-single-word="false" style:snap-to-layout-grid="false"/>
      <style:text-properties fo:font-size="10pt" officeooo:rsid="00360bb9" officeooo:paragraph-rsid="00360bb9" style:font-size-asian="10pt"/>
    </style:style>
    <style:style style:name="P37" style:family="paragraph" style:parent-style-name="Standard">
      <style:paragraph-properties fo:text-align="center" style:justify-single-word="false" style:snap-to-layout-grid="false"/>
      <style:text-properties fo:font-size="10pt" fo:font-weight="bold" officeooo:rsid="00374f50" officeooo:paragraph-rsid="00374f50" style:font-size-asian="10pt" style:font-weight-asian="bold" style:font-weight-complex="bold"/>
    </style:style>
    <style:style style:name="T1" style:family="text">
      <style:text-properties officeooo:rsid="0029191b"/>
    </style:style>
    <style:style style:name="T2" style:family="text">
      <style:text-properties officeooo:rsid="002cc522"/>
    </style:style>
    <style:style style:name="T3" style:family="text">
      <style:text-properties officeooo:rsid="002c24ea"/>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officeooo:rsid="0024ec3e"/>
    </style:style>
    <style:style style:name="T7" style:family="text">
      <style:text-properties officeooo:rsid="00217078"/>
    </style:style>
    <style:style style:name="T8" style:family="text">
      <style:text-properties officeooo:rsid="002513d0"/>
    </style:style>
    <style:style style:name="T9" style:family="text">
      <style:text-properties officeooo:rsid="002bb753"/>
    </style:style>
    <style:style style:name="T10" style:family="text">
      <style:text-properties officeooo:rsid="002f0643"/>
    </style:style>
    <style:style style:name="T11" style:family="text">
      <style:text-properties officeooo:rsid="0030b718"/>
    </style:style>
    <style:style style:name="T12" style:family="text">
      <style:text-properties officeooo:rsid="0037d350"/>
    </style:style>
    <style:style style:name="T13" style:family="text">
      <style:text-properties officeooo:rsid="0037f1c7"/>
    </style:style>
    <style:style style:name="T14" style:family="text">
      <style:text-properties fo:font-style="normal" style:font-style-asian="normal" style:font-style-complex="normal"/>
    </style:style>
    <style:style style:name="T15" style:family="text">
      <style:text-properties fo:font-style="normal" officeooo:rsid="0038c58a" style:font-style-asian="normal" style:font-style-complex="normal"/>
    </style:style>
    <style:style style:name="T16" style:family="text">
      <style:text-properties fo:font-style="normal" officeooo:rsid="0039eca6" style:font-style-asian="normal" style:font-style-complex="normal"/>
    </style:style>
    <style:style style:name="T17" style:family="text">
      <style:text-properties fo:font-style="normal" fo:font-weight="bold" officeooo:rsid="0037f1c7" fo:background-color="#ffff00" loext:char-shading-value="0" style:font-style-asian="normal" style:font-weight-asian="bold" style:font-style-complex="normal" style:font-weight-complex="bold"/>
    </style:style>
    <style:style style:name="T18" style:family="text">
      <style:text-properties officeooo:rsid="0038c58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9">Spécification d'exigences de logiciel</text:p>
      <text:p text:style-name="P20">pour</text:p>
      <text:p text:style-name="Title">&lt;<text:span text:style-name="T8">Extraction d'Image CTec</text:span>&gt;</text:p>
      <text:p text:style-name="ByLine">Version 1.<text:span text:style-name="T1">01</text:span></text:p>
      <text:p text:style-name="P18"><text:span text:style-name="T11">P</text:span>réparé par François-Guy Gallant</text:p>
      <text:p text:style-name="P18"><text:span text:style-name="T11">Projet </text:span>LOG-792 ÉTS, été 2016</text:p>
      <text:p text:style-name="P18"><text:span text:style-name="T11">D</text:span>ernière révision 2016-05-24</text:p>
      <text:p text:style-name="P27"><text:bookmark text:name="_Toc346509227"/><text:bookmark-start text:name="_Toc352609379"/><text:bookmark text:name="_Toc346508952"/><text:bookmark text:name="_Toc346508722"/><text:bookmark text:name="_Toc344879822"/><text:bookmark text:name="_Toc344877432"/>Table of Contents<text:bookmark-end text:name="_Toc352609379"/></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15"><text:a xlink:type="simple" xlink:href="#__RefHeading___Toc3088_32148684" text:style-name="Index_20_Link" text:visited-style-name="Index_20_Link">1.Introduction<text:tab/>1</text:a></text:p>
          <text:p text:style-name="P17"><text:a xlink:type="simple" xlink:href="#__RefHeading___Toc3090_32148684" text:style-name="Index_20_Link" text:visited-style-name="Index_20_Link">1.1 Purpose<text:tab/>1</text:a></text:p>
          <text:p text:style-name="P17"><text:a xlink:type="simple" xlink:href="#__RefHeading___Toc3092_32148684" text:style-name="Index_20_Link" text:visited-style-name="Index_20_Link">1.2Document Conventions<text:tab/>1</text:a></text:p>
          <text:p text:style-name="P17"><text:a xlink:type="simple" xlink:href="#__RefHeading___Toc3094_32148684" text:style-name="Index_20_Link" text:visited-style-name="Index_20_Link">1.3Project Scope<text:tab/>1</text:a></text:p>
          <text:p text:style-name="P17"><text:a xlink:type="simple" xlink:href="#__RefHeading___Toc3096_32148684" text:style-name="Index_20_Link" text:visited-style-name="Index_20_Link">1.4References<text:tab/>1</text:a></text:p>
          <text:p text:style-name="P15"><text:a xlink:type="simple" xlink:href="#__RefHeading___Toc3098_32148684" text:style-name="Index_20_Link" text:visited-style-name="Index_20_Link">2.Overall Description<text:tab/>1</text:a></text:p>
          <text:p text:style-name="P17"><text:a xlink:type="simple" xlink:href="#__RefHeading___Toc3100_32148684" text:style-name="Index_20_Link" text:visited-style-name="Index_20_Link">2.1Product Perspective<text:tab/>1</text:a></text:p>
          <text:p text:style-name="P17"><text:a xlink:type="simple" xlink:href="#__RefHeading___Toc3102_32148684" text:style-name="Index_20_Link" text:visited-style-name="Index_20_Link">2.2User Classes and Characteristics<text:tab/>2</text:a></text:p>
          <text:p text:style-name="P17"><text:a xlink:type="simple" xlink:href="#__RefHeading___Toc3104_32148684" text:style-name="Index_20_Link" text:visited-style-name="Index_20_Link">2.3Operating Environment<text:tab/>2</text:a></text:p>
          <text:p text:style-name="P17"><text:a xlink:type="simple" xlink:href="#__RefHeading___Toc3106_32148684" text:style-name="Index_20_Link" text:visited-style-name="Index_20_Link">2.4Design and Implementation Constraints<text:tab/>2</text:a></text:p>
          <text:p text:style-name="P17"><text:a xlink:type="simple" xlink:href="#__RefHeading___Toc3108_32148684" text:style-name="Index_20_Link" text:visited-style-name="Index_20_Link">2.5Assumptions and Dependencies<text:tab/>2</text:a></text:p>
          <text:p text:style-name="P15"><text:a xlink:type="simple" xlink:href="#__RefHeading___Toc3110_32148684" text:style-name="Index_20_Link" text:visited-style-name="Index_20_Link">3.System Features<text:tab/>2</text:a></text:p>
          <text:p text:style-name="P17"><text:a xlink:type="simple" xlink:href="#__RefHeading___Toc3112_32148684" text:style-name="Index_20_Link" text:visited-style-name="Index_20_Link">3.1System Feature 1<text:tab/>2</text:a></text:p>
          <text:p text:style-name="P16"><text:a xlink:type="simple" xlink:href="#__RefHeading___Toc3114_32148684" text:style-name="Index_20_Link" text:visited-style-name="Index_20_Link">3.1.1<text:tab/>Description<text:tab/>2</text:a></text:p>
          <text:p text:style-name="P16"><text:a xlink:type="simple" xlink:href="#__RefHeading___Toc3116_32148684" text:style-name="Index_20_Link" text:visited-style-name="Index_20_Link">3.1.2<text:tab/>Stimulus/Response Sequences<text:tab/>3</text:a></text:p>
          <text:p text:style-name="P16"><text:a xlink:type="simple" xlink:href="#__RefHeading___Toc3118_32148684" text:style-name="Index_20_Link" text:visited-style-name="Index_20_Link">3.1.3Functional Requirements<text:tab/>3</text:a></text:p>
          <text:p text:style-name="P17"><text:a xlink:type="simple" xlink:href="#__RefHeading___Toc3120_32148684" text:style-name="Index_20_Link" text:visited-style-name="Index_20_Link">3.2System Feature 2 (and so on)<text:tab/>3</text:a></text:p>
          <text:p text:style-name="P15"><text:a xlink:type="simple" xlink:href="#__RefHeading___Toc3122_32148684" text:style-name="Index_20_Link" text:visited-style-name="Index_20_Link">4.Data Requirements<text:tab/>3</text:a></text:p>
          <text:p text:style-name="P17"><text:a xlink:type="simple" xlink:href="#__RefHeading___Toc3124_32148684" text:style-name="Index_20_Link" text:visited-style-name="Index_20_Link">4.1Logical Data Model<text:tab/>3</text:a></text:p>
          <text:p text:style-name="P17"><text:a xlink:type="simple" xlink:href="#__RefHeading___Toc3126_32148684" text:style-name="Index_20_Link" text:visited-style-name="Index_20_Link">4.2Data Dictionary<text:tab/>3</text:a></text:p>
          <text:p text:style-name="P17"><text:a xlink:type="simple" xlink:href="#__RefHeading___Toc3128_32148684" text:style-name="Index_20_Link" text:visited-style-name="Index_20_Link">4.3Reports<text:tab/>3</text:a></text:p>
          <text:p text:style-name="P17"><text:a xlink:type="simple" xlink:href="#__RefHeading___Toc3130_32148684" text:style-name="Index_20_Link" text:visited-style-name="Index_20_Link">4.4Data Acquisition, Integrity, Retention, and Disposal<text:tab/>4</text:a></text:p>
          <text:p text:style-name="P15"><text:a xlink:type="simple" xlink:href="#__RefHeading___Toc3132_32148684" text:style-name="Index_20_Link" text:visited-style-name="Index_20_Link">5.External Interface Requirements<text:tab/>4</text:a></text:p>
          <text:p text:style-name="P17"><text:a xlink:type="simple" xlink:href="#__RefHeading___Toc3134_32148684" text:style-name="Index_20_Link" text:visited-style-name="Index_20_Link">5.1User Interfaces<text:tab/>4</text:a></text:p>
          <text:p text:style-name="P17"><text:a xlink:type="simple" xlink:href="#__RefHeading___Toc3136_32148684" text:style-name="Index_20_Link" text:visited-style-name="Index_20_Link">5.2Software Interfaces<text:tab/>4</text:a></text:p>
          <text:p text:style-name="P17"><text:a xlink:type="simple" xlink:href="#__RefHeading___Toc3138_32148684" text:style-name="Index_20_Link" text:visited-style-name="Index_20_Link">5.3Hardware Interfaces<text:tab/>4</text:a></text:p>
          <text:p text:style-name="P17"><text:a xlink:type="simple" xlink:href="#__RefHeading___Toc3140_32148684" text:style-name="Index_20_Link" text:visited-style-name="Index_20_Link">5.4Communications Interfaces<text:tab/>5</text:a></text:p>
          <text:p text:style-name="P15"><text:a xlink:type="simple" xlink:href="#__RefHeading___Toc3142_32148684" text:style-name="Index_20_Link" text:visited-style-name="Index_20_Link">6.Quality Attributes<text:tab/>5</text:a></text:p>
          <text:p text:style-name="P17"><text:a xlink:type="simple" xlink:href="#__RefHeading___Toc3144_32148684" text:style-name="Index_20_Link" text:visited-style-name="Index_20_Link">6.1Usability<text:tab/>5</text:a></text:p>
          <text:p text:style-name="P17"><text:a xlink:type="simple" xlink:href="#__RefHeading___Toc3146_32148684" text:style-name="Index_20_Link" text:visited-style-name="Index_20_Link">6.2Performance<text:tab/>5</text:a></text:p>
          <text:p text:style-name="P17"><text:a xlink:type="simple" xlink:href="#__RefHeading___Toc3148_32148684" text:style-name="Index_20_Link" text:visited-style-name="Index_20_Link">6.3Security<text:tab/>5</text:a></text:p>
          <text:p text:style-name="P17"><text:a xlink:type="simple" xlink:href="#__RefHeading___Toc3150_32148684" text:style-name="Index_20_Link" text:visited-style-name="Index_20_Link">6.4Safety<text:tab/>5</text:a></text:p>
          <text:p text:style-name="P17"><text:a xlink:type="simple" xlink:href="#__RefHeading___Toc3152_32148684" text:style-name="Index_20_Link" text:visited-style-name="Index_20_Link">6.5[Others as relevant]<text:tab/>5</text:a></text:p>
          <text:p text:style-name="P15"><text:a xlink:type="simple" xlink:href="#__RefHeading___Toc3154_32148684" text:style-name="Index_20_Link" text:visited-style-name="Index_20_Link">7.Internationalization and Localization Requirements<text:tab/>6</text:a></text:p>
          <text:p text:style-name="P15"><text:a xlink:type="simple" xlink:href="#__RefHeading___Toc3156_32148684" text:style-name="Index_20_Link" text:visited-style-name="Index_20_Link">8.Other Requirements<text:tab/>6</text:a></text:p>
        </text:index-body>
      </text:table-of-content>
      <text:p text:style-name="Standard"/>
      <text:p text:style-name="TOCEntry"/>
      <text:p text:style-name="P14">Suivi des changements</text:p>
      <text:p text:style-name="P5"><text:span text:style-name="T4">*</text:span><text:span text:style-name="T5">A</text:span><text:span text:style-name="T4"> – Ajouté <text:s text:c="2"/></text:span><text:span text:style-name="T5">M</text:span><text:span text:style-name="T4"> – Modifié <text:s text:c="3"/></text:span><text:span text:style-name="T5">S</text:span><text:span text:style-name="T4"> – Supprimé</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Calibri">NUMÉRO</text:p>
            <text:p text:style-name="Calibri">DE VERSION</text:p>
          </table:table-cell>
          <table:table-cell table:style-name="Table1.B1" office:value-type="string">
            <text:p text:style-name="Calibri">DATE</text:p>
            <text:p text:style-name="Calibri">aaaa-mm-jj</text:p>
          </table:table-cell>
          <table:table-cell table:style-name="Table1.B1" office:value-type="string">
            <text:p text:style-name="Calibri">NUMÉRO DE FIGURE, TABLE OU SECTION</text:p>
          </table:table-cell>
          <table:table-cell table:style-name="Table1.B1" office:value-type="string">
            <text:p text:style-name="Calibri">A*<text:line-break/>M<text:line-break/>S</text:p>
          </table:table-cell>
          <table:table-cell table:style-name="Table1.E1" office:value-type="string">
            <text:p text:style-name="Calibri">BRÈVE DESCRIPTION</text:p>
            <text:p text:style-name="Calibri">DU CHANGEMENT</text:p>
          </table:table-cell>
        </table:table-row>
        <table:table-row table:style-name="Table1.1">
          <table:table-cell table:style-name="Table1.A2" office:value-type="string">
            <text:p text:style-name="P13">1.0<text:span text:style-name="T6">0</text:span></text:p>
          </table:table-cell>
          <table:table-cell table:style-name="Table1.B2" office:value-type="string">
            <text:p text:style-name="P7">2016-<text:span text:style-name="T7">05-24</text:span></text:p>
          </table:table-cell>
          <table:table-cell table:style-name="Table1.B2" office:value-type="string">
            <text:p text:style-name="P10">Page titre, <text:span text:style-name="T10">diagramme de </text:span>suivi des changem<text:span text:style-name="T10">ents, en-têtes et bas de page</text:span></text:p>
          </table:table-cell>
          <table:table-cell table:style-name="Table1.B2" office:value-type="string">
            <text:p text:style-name="P11">M</text:p>
          </table:table-cell>
          <table:table-cell table:style-name="Table1.E2" office:value-type="string">
            <text:p text:style-name="P10">Document pris à partir d'un gabarit sur ProcessImpact.com. <text:span text:style-name="T9">Conversion en format LibreOffice et t</text:span>raductions</text:p>
          </table:table-cell>
        </table:table-row>
        <table:table-row table:style-name="Table1.1">
          <table:table-cell table:style-name="Table1.A3" office:value-type="string">
            <text:p text:style-name="P12">1.01</text:p>
          </table:table-cell>
          <table:table-cell table:style-name="Table1.B3" office:value-type="string">
            <text:p text:style-name="P35">2016-05-24</text:p>
          </table:table-cell>
          <table:table-cell table:style-name="Table1.B3" office:value-type="string">
            <text:p text:style-name="P36">Introduction</text:p>
          </table:table-cell>
          <table:table-cell table:style-name="Table1.B3" office:value-type="string">
            <text:p text:style-name="P37">A*</text:p>
          </table:table-cell>
          <table:table-cell table:style-name="Table1.E3" office:value-type="string">
            <text:p text:style-name="P9"/>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row>
        <table:table-row table:style-name="Table1.1">
          <table:table-cell table:style-name="Table1.A9" office:value-type="string">
            <text:p text:style-name="P8"/>
          </table:table-cell>
          <table:table-cell table:style-name="Table1.B9" office:value-type="string">
            <text:p text:style-name="P8"/>
          </table:table-cell>
          <table:table-cell table:style-name="Table1.B9" office:value-type="string">
            <text:p text:style-name="P8"/>
          </table:table-cell>
          <table:table-cell table:style-name="Table1.B9" office:value-type="string">
            <text:p text:style-name="P8"/>
          </table:table-cell>
          <table:table-cell table:style-name="Table1.E9" office:value-type="string">
            <text:p text:style-name="P8"/>
          </table:table-cell>
        </table:table-row>
      </table:table>
      <text:h text:style-name="P22" text:outline-level="1"/>
      <text:h text:style-name="P23" text:outline-level="1"/>
      <text:list xml:id="list8036728149333185483" text:style-name="WWNum1">
        <text:list-item>
          <text:h text:style-name="P24" text:outline-level="1"><text:bookmark-start text:name="_Toc439994665"/><text:bookmark-start text:name="__RefHeading___Toc3088_32148684"/><text:bookmark-start text:name="_Toc352609381"/>Introduction<text:bookmark-end text:name="_Toc439994665"/><text:bookmark-end text:name="__RefHeading___Toc3088_32148684"/><text:bookmark-end text:name="_Toc352609381"/></text:h>
          <text:list>
            <text:list-item>
              <text:h text:style-name="P25" text:outline-level="2"><text:bookmark-start text:name="__RefHeading___Toc3090_32148684"/><text:bookmark-start text:name="_Toc439994667"/><text:bookmark-end text:name="_Toc439994667"/><text:s/><text:span text:style-name="T12">Objectifs</text:span><text:bookmark-end text:name="__RefHeading___Toc3090_32148684"/></text:h>
            </text:list-item>
          </text:list>
        </text:list-item>
      </text:list>
      <text:p text:style-name="P28">Ce document a pour but de lister toutes les exigences fonctionnelles (fonctionnalités), non-fonctionnelles (qualités) et contraintes relatives au projet Extraction d'Image. Ce document se veut une base sur laquelle bâtir tout le projet; d'éventuelles nouvelles fonctions, contraintes ne pourront être ajoutées que si elles sont en conformité avec ce document.</text:p>
      <text:p text:style-name="P28"/>
      <text:p text:style-name="P28">Il est recommandé de consulter la description informelle du projet “Présentation de projet” pour une rapide vue d'ensemble du projet.</text:p>
      <text:p text:style-name="P28"/>
      <text:list xml:id="list172760399936479" text:continue-numbering="true" text:style-name="WWNum1">
        <text:list-item>
          <text:list>
            <text:list-item>
              <text:h text:style-name="P25" text:outline-level="2"><text:bookmark-start text:name="__RefHeading___Toc3092_32148684"/><text:s/><text:bookmark-start text:name="_Toc439994668"/><text:bookmark-start text:name="_Toc352609383"/>Document Conventions<text:bookmark-end text:name="__RefHeading___Toc3092_32148684"/><text:bookmark-end text:name="_Toc439994668"/><text:bookmark-end text:name="_Toc352609383"/></text:h>
            </text:list-item>
          </text:list>
        </text:list-item>
      </text:list>
      <text:p text:style-name="template"><text:span text:style-name="T17">TODO</text:span><text:span text:style-name="T13"> </text:span>&lt;Describe any standards or typographical conventions used, including the meaning of specific text styles, highlighting, or notations. If you are manually labeling unique requirement identifiers, you might specify the format here for anyone who needs to add one later.&gt;</text:p>
      <text:list xml:id="list172760015462896" text:continue-numbering="true" text:style-name="WWNum1">
        <text:list-item>
          <text:list>
            <text:list-item>
              <text:h text:style-name="P25" text:outline-level="2"><text:bookmark-start text:name="_Toc439994670"/><text:bookmark-start text:name="__RefHeading___Toc3094_32148684"/><text:bookmark-start text:name="_Toc352609384"/><text:s/><text:bookmark-end text:name="_Toc439994670"/><text:bookmark-end text:name="_Toc352609384"/><text:span text:style-name="T13">Portée</text:span><text:bookmark-end text:name="__RefHeading___Toc3094_32148684"/></text:h>
            </text:list-item>
          </text:list>
        </text:list-item>
      </text:list>
      <text:p text:style-name="P31"><text:span text:style-name="T14">L'Extraction d'Image est un module à utiliser dans un</text:span><text:span text:style-name="T16">e compagnie</text:span><text:span text:style-name="T14"> de numérisation et traitement de documents </text:span><text:span text:style-name="T16">pour des compagnies tierces, appellée Ctec (nom fictif). Des clients envoient des chèques et factures chez Ctec, qui numérise les documents, entre certaines données, et renvoie des fichiers comprenant numéros de compte, montants, etc.</text:span></text:p>
      <text:p text:style-name="P31"><text:span text:style-name="T14"/></text:p>
      <text:p text:style-name="P31"><text:span text:style-name="T14">L'extraction d'image se veut u</text:span><text:span text:style-name="T16">ne étape après numérisation de documents et entrée de données, pour produire un ou des fichiers à envoyer au client. Ces fichiers contiendront des données, mais spécifiquement leurs</text:span><text:span text:style-name="T14"> images associées. </text:span><text:span text:style-name="T15">Les images peuvent être en différents formats, différentes images de documents peuvent être choisies (ex. seulement les chèques, seulement le dos des factures), etc.; le tout doit être personnalisable à travers une interface. Ce document spécifiera toutes les manières et les configurations qui seront possibles pour l'Extraction d'Image, </text:span><text:span text:style-name="T16">ainsi que des informations par rapport à la manière dont ces configurations seront codées.</text:span></text:p>
      <text:p text:style-name="P32"><text:span text:style-name="T15"/></text:p>
      <text:p text:style-name="P32"><text:span text:style-name="T14">Le projet inclut deux volets, un pour créer les fichiers extraction d'image comme tel et un pour visionner les fichiers. Le premier sous-projet est la partie principale du projet; la majorité du temps alloué au projet sera consacrée à cette partie. La deuxième </text:span><text:span text:style-name="T16">sous-projet</text:span><text:span text:style-name="T14"> </text:span><text:span text:style-name="T16">est un outil de visionnement. Durant le développement, cet outil servira à tester la partie extraction; après le développement, l'outil pourra être utilisé par les opérateurs dans la compagnie.</text:span></text:p>
      <text:p text:style-name="P33"/>
      <text:list xml:id="list172760324227271" text:continue-numbering="true" text:style-name="WWNum1">
        <text:list-item>
          <text:list>
            <text:list-item>
              <text:h text:style-name="P25" text:outline-level="2"><text:bookmark-start text:name="__RefHeading___Toc3096_32148684"/><text:s/><text:bookmark-start text:name="_Toc439994672"/><text:bookmark-start text:name="_Toc352609385"/>R<text:bookmark-end text:name="_Toc439994672"/><text:bookmark-end text:name="_Toc352609385"/><text:span text:style-name="T18">éférences</text:span><text:bookmark-end text:name="__RefHeading___Toc3096_32148684"/></text:h>
            </text:list-item>
          </text:list>
        </text:list-item>
      </text:list>
      <text:list xml:id="list7862329590924545990" text:style-name="L1">
        <text:list-item>
          <text:p text:style-name="P29">Présentation informelle du projet:</text:p>
          <text:p text:style-name="P29"><text:a xlink:type="simple" xlink:href="https://drive.google.com/open?id=0B9QfCz-aicKRUjgwNHhpSHVaenM" text:style-name="Internet_20_link" text:visited-style-name="Visited_20_Internet_20_Link">https://drive.google.com/open?id=0B9QfCz-aicKRUjgwNHhpSHVaenM</text:a></text:p>
        </text:list-item>
      </text:list>
      <text:p text:style-name="P30"/>
      <text:p text:style-name="P30"/>
      <text:list xml:id="list172759854770387" text:continue-list="list172760324227271" text:style-name="WWNum1">
        <text:list-item>
          <text:h text:style-name="P21" text:outline-level="1"><text:bookmark-start text:name="_Toc439994673"/><text:bookmark-start text:name="__RefHeading___Toc3098_32148684"/><text:bookmark-start text:name="_Toc352609386"/><text:soft-page-break/>Overall Description<text:bookmark-end text:name="_Toc439994673"/><text:bookmark-end text:name="__RefHeading___Toc3098_32148684"/><text:bookmark-end text:name="_Toc352609386"/></text:h>
        </text:list-item>
      </text:list>
      <text:p text:style-name="template">&lt;This section presents a high-level overview of the product and the environment in which it will be used, the anticipated users, and known constraints, assumptions, and dependencies.&gt;</text:p>
      <text:list xml:id="list172760839286518" text:continue-numbering="true" text:style-name="WWNum1">
        <text:list-item>
          <text:list>
            <text:list-item>
              <text:h text:style-name="P25" text:outline-level="2"><text:bookmark-start text:name="_Toc439994674"/><text:bookmark-start text:name="__RefHeading___Toc3100_32148684"/><text:bookmark-start text:name="_Toc352609387"/>Product Perspective<text:bookmark-end text:name="_Toc439994674"/><text:bookmark-end text:name="__RefHeading___Toc3100_32148684"/><text:bookmark-end text:name="_Toc352609387"/></text:h>
            </text:list-item>
          </text:list>
        </text:list-item>
      </text:list>
      <text:p text:style-name="template">&lt;Describe the product's context and origin. Is it the next member of a growing product line, the next version of a mature system, a replacement for an existing application, or an entirely new product? If this SRS defines a component of a larger system, state how this software relates to the overall system and identify major interfaces between the two. Consider including visual models such as a context diagram or ecosystem map to show the product's relationship to other systems.&gt;</text:p>
      <text:list xml:id="list172760658997398" text:continue-numbering="true" text:style-name="WWNum1">
        <text:list-item>
          <text:list>
            <text:list-item>
              <text:h text:style-name="P25" text:outline-level="2"><text:bookmark-start text:name="_Toc439994676"/><text:bookmark-start text:name="__RefHeading___Toc3102_32148684"/><text:bookmark-start text:name="_Toc352609388"/>User Classes and Characteristics<text:bookmark-end text:name="_Toc439994676"/><text:bookmark-end text:name="__RefHeading___Toc3102_32148684"/><text:bookmark-end text:name="_Toc352609388"/></text:h>
            </text:list-item>
          </text:list>
        </text:list-item>
      </text:list>
      <text:p text:style-name="template">&lt;Identify the various user classes that you anticipate will use this product and describe their pertinent characteristics. Some requirements might pertain only to certain user classes. Identify the favored user classes. User classes represent a subset of the stakeholders described in the vision and scope document. User class descriptions are a reusable resource. If available, you can incorporate user class descriptions by simply pointing to them in a master user class catalog instead of duplicating information here.&gt;</text:p>
      <text:list xml:id="list172761189926417" text:continue-numbering="true" text:style-name="WWNum1">
        <text:list-item>
          <text:list>
            <text:list-item>
              <text:h text:style-name="P25" text:outline-level="2"><text:bookmark-start text:name="_Toc439994677"/><text:bookmark-start text:name="__RefHeading___Toc3104_32148684"/><text:bookmark-start text:name="_Toc352609389"/>Operating Environment<text:bookmark-end text:name="_Toc439994677"/><text:bookmark-end text:name="__RefHeading___Toc3104_32148684"/><text:bookmark-end text:name="_Toc352609389"/></text:h>
            </text:list-item>
          </text:list>
        </text:list-item>
      </text:list>
      <text:p text:style-name="template">&lt;Describe the environment in which the software will operate, including the hardware platform; operating systems and versions; geographical locations of users, servers, and databases; and organizations that host the related databases, servers, and websites. List any other software components or applications with which the system must peacefully coexist. If extensive technical infrastructure work needs to be performed in conjunction with developing the new system, consider creating a separate infrastructure requirements specification to detail that work.&gt;</text:p>
      <text:list xml:id="list172761450502386" text:continue-numbering="true" text:style-name="WWNum1">
        <text:list-item>
          <text:list>
            <text:list-item>
              <text:h text:style-name="P25" text:outline-level="2"><text:bookmark-start text:name="_Toc439994678"/><text:bookmark-start text:name="__RefHeading___Toc3106_32148684"/><text:bookmark-start text:name="_Toc352609390"/>Design and Implementation Constraints<text:bookmark-end text:name="_Toc439994678"/><text:bookmark-end text:name="__RefHeading___Toc3106_32148684"/><text:bookmark-end text:name="_Toc352609390"/></text:h>
            </text:list-item>
          </text:list>
        </text:list-item>
      </text:list>
      <text:p text:style-name="template">&lt;Describe any factors that will limit the options available to the developers. These might include: corporate or regulatory policies; hardware limitations (timing or memory requirements); interfaces to other applications; specific technologies, tools, and databases to be used; programming language requirements or restrictions.&gt;</text:p>
      <text:list xml:id="list172760778784522" text:continue-numbering="true" text:style-name="WWNum1">
        <text:list-item>
          <text:list>
            <text:list-item>
              <text:h text:style-name="P25" text:outline-level="2"><text:bookmark-start text:name="_Toc439994680"/><text:bookmark-start text:name="__RefHeading___Toc3108_32148684"/><text:bookmark-start text:name="_Toc352609391"/>Assumptions and Dependencies<text:bookmark-end text:name="_Toc439994680"/><text:bookmark-end text:name="__RefHeading___Toc3108_32148684"/><text:bookmark-end text:name="_Toc352609391"/></text:h>
            </text:list-item>
          </text:list>
        </text:list-item>
      </text:list>
      <text:p text:style-name="template">&lt;List any assumed factors (as opposed to known facts) that could affect the requirements stated in the SRS. These could include third-party or commercial components that you plan to use, reuse expectations, issues around the development or operating environment, or constraints. The project could be affected if these assumptions are incorrect, are not shared, or change. Also identify any dependencies the project has on external factors outside its control.&gt;</text:p>
      <text:list xml:id="list172760605043317" text:continue-numbering="true" text:style-name="WWNum1">
        <text:list-item>
          <text:h text:style-name="P21" text:outline-level="1"><text:bookmark-start text:name="_Toc439994687"/><text:bookmark-start text:name="__RefHeading___Toc3110_32148684"/><text:bookmark-start text:name="_Toc439994682"/><text:bookmark-start text:name="_Toc352609392"/><text:soft-page-break/>System Features<text:bookmark-end text:name="_Toc439994687"/><text:bookmark-end text:name="__RefHeading___Toc3110_32148684"/><text:bookmark-end text:name="_Toc352609392"/></text:h>
        </text:list-item>
      </text:list>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stimulus, response, or combinations of these, whatever makes the most logical sense for your product.&gt;</text:p>
      <text:list xml:id="list172761434632282" text:continue-numbering="true" text:style-name="WWNum1">
        <text:list-item>
          <text:list>
            <text:list-item>
              <text:h text:style-name="P25" text:outline-level="2"><text:bookmark-start text:name="_Toc439994688"/><text:bookmark-start text:name="__RefHeading___Toc3112_32148684"/><text:bookmark-start text:name="_Toc352609393"/>System Feature 1<text:bookmark-end text:name="_Toc439994688"/><text:bookmark-end text:name="__RefHeading___Toc3112_32148684"/><text:bookmark-end text:name="_Toc352609393"/></text:h>
            </text:list-item>
          </text:list>
        </text:list-item>
      </text:list>
      <text:p text:style-name="template">&lt;Don’t really say “System Feature 1.” State the feature name in just a few words.&gt;</text:p>
      <text:list xml:id="list172760110517732" text:continue-numbering="true" text:style-name="WWNum1">
        <text:list-item>
          <text:list>
            <text:list-item>
              <text:list>
                <text:list-item>
                  <text:h text:style-name="P26" text:outline-level="3"><text:bookmark-start text:name="__RefHeading___Toc3114_32148684"/><text:tab/>Description<text:bookmark-end text:name="__RefHeading___Toc3114_32148684"/></text:h>
                </text:list-item>
              </text:list>
            </text:list-item>
          </text:list>
        </text:list-item>
      </text:list>
      <text:p text:style-name="level_20_3_20_text">&lt;Provide a short description of the feature and indicate whether it is of High, Medium, or Low priority.&gt;</text:p>
      <text:list xml:id="list172761292861843" text:continue-numbering="true" text:style-name="WWNum1">
        <text:list-item>
          <text:list>
            <text:list-item>
              <text:list>
                <text:list-item>
                  <text:h text:style-name="P26" text:outline-level="3"><text:bookmark-start text:name="__RefHeading___Toc3116_32148684"/><text:tab/>Stimulus/Response Sequences<text:bookmark-end text:name="__RefHeading___Toc3116_32148684"/></text:h>
                </text:list-item>
              </text:list>
            </text:list-item>
          </text:list>
        </text:list-item>
      </text:list>
      <text:p text:style-name="level_20_3_20_text">&lt;List the sequences of user actions and system responses that stimulate the behavior defined for this feature. These will correspond to the dialog elements associated with use cases.&gt;</text:p>
      <text:list xml:id="list172760120319247" text:continue-numbering="true" text:style-name="WWNum1">
        <text:list-item>
          <text:list>
            <text:list-item>
              <text:list>
                <text:list-item>
                  <text:h text:style-name="P26" text:outline-level="3"><text:bookmark-start text:name="__RefHeading___Toc3118_32148684"/>Functional Requirements<text:bookmark-end text:name="__RefHeading___Toc3118_32148684"/></text:h>
                </text:list-item>
              </text:list>
            </text:list-item>
          </text:list>
        </text:list-item>
      </text:list>
      <text:p text:style-name="level_20_3_20_text">&lt;Itemize the specific functional requirements associated with this feature. These are the software capabilities that must be implemented for the user to carry out the feature's services or to perform a use case. Describe how the product should respond to anticipated error conditions. Use “TBD” as a placeholder to indicate when necessary information is not yet available.&gt;</text:p>
      <text:list xml:id="list172760229905845" text:continue-numbering="true" text:style-name="WWNum1">
        <text:list-item>
          <text:list>
            <text:list-item>
              <text:h text:style-name="P25" text:outline-level="2"><text:bookmark-start text:name="_Toc439994689"/><text:bookmark-start text:name="__RefHeading___Toc3120_32148684"/><text:bookmark-start text:name="_Toc352609394"/>System Feature 2 (and so on)<text:bookmark-end text:name="_Toc439994689"/><text:bookmark-end text:name="__RefHeading___Toc3120_32148684"/><text:bookmark-end text:name="_Toc352609394"/></text:h>
            </text:list-item>
          </text:list>
        </text:list-item>
        <text:list-item>
          <text:h text:style-name="P21" text:outline-level="1"><text:bookmark-start text:name="_Toc352609395"/><text:bookmark-start text:name="__RefHeading___Toc3122_32148684"/>Data Requirements<text:bookmark-end text:name="_Toc352609395"/><text:bookmark-end text:name="__RefHeading___Toc3122_32148684"/></text:h>
        </text:list-item>
      </text:list>
      <text:p text:style-name="template">&lt;This section describes various aspects of the data that the system will consume as inputs, process in some fashion, or create as outputs.&gt;</text:p>
      <text:list xml:id="list172760610599540" text:continue-numbering="true" text:style-name="WWNum1">
        <text:list-item>
          <text:list>
            <text:list-item>
              <text:h text:style-name="P25" text:outline-level="2"><text:bookmark-start text:name="_Toc352609396"/><text:bookmark-start text:name="__RefHeading___Toc3124_32148684"/>Logical Data Model<text:bookmark-end text:name="_Toc352609396"/><text:bookmark-end text:name="__RefHeading___Toc3124_32148684"/></text:h>
            </text:list-item>
          </text:list>
        </text:list-item>
      </text:list>
      <text:p text:style-name="template">&lt;A data model is a visual representation of the data objects and collections the system will process and the relationships between them. Include a data model for the business operations being addressed by the system, or a logical representation for the data that the system itself will manipulate. Data models are most commonly created as an entity-relationship diagram.&gt;</text:p>
      <text:list xml:id="list172760698047239" text:continue-numbering="true" text:style-name="WWNum1">
        <text:list-item>
          <text:list>
            <text:list-item>
              <text:h text:style-name="P25" text:outline-level="2"><text:bookmark-start text:name="_Toc352609397"/><text:bookmark-start text:name="__RefHeading___Toc3126_32148684"/>Data Dictionary<text:bookmark-end text:name="_Toc352609397"/><text:bookmark-end text:name="__RefHeading___Toc3126_32148684"/></text:h>
            </text:list-item>
          </text:list>
        </text:list-item>
      </text:list>
      <text:p text:style-name="template">&lt;The data dictionary defines the composition of data structures and the meaning, data type, length, format, and allowed values for the data elements that make up those structures. In many <text:soft-page-break/>cases, you're better off storing the data dictionary as a separate artifact, rather than embedding it in the middle of an SRS. That also increases its reusability potential in other projects.&gt;</text:p>
      <text:list xml:id="list172761166644584" text:continue-numbering="true" text:style-name="WWNum1">
        <text:list-item>
          <text:list>
            <text:list-item>
              <text:h text:style-name="P25" text:outline-level="2"><text:bookmark-start text:name="_Toc352609398"/><text:bookmark-start text:name="__RefHeading___Toc3128_32148684"/>Reports<text:bookmark-end text:name="_Toc352609398"/><text:bookmark-end text:name="__RefHeading___Toc3128_32148684"/></text:h>
            </text:list-item>
          </text:list>
        </text:list-item>
      </text:list>
      <text:p text:style-name="template">&lt;If your application will generate any reports, identify them here and describe their characteristics. If a report must conform to a specific predefined layout you can specify that here as a constraint, perhaps with an example. Otherwise, focus on the logical descriptions of the report content, sort sequence, totaling levels, and so forth, deferring the detailed report layout to the design stage.&gt;</text:p>
      <text:list xml:id="list172760968749412" text:continue-numbering="true" text:style-name="WWNum1">
        <text:list-item>
          <text:list>
            <text:list-item>
              <text:h text:style-name="P25" text:outline-level="2"><text:bookmark-start text:name="_Toc352609399"/><text:bookmark-start text:name="__RefHeading___Toc3130_32148684"/>Data Acquisition, Integrity, Retention, and Disposal<text:bookmark-end text:name="_Toc352609399"/><text:bookmark-end text:name="__RefHeading___Toc3130_32148684"/></text:h>
            </text:list-item>
          </text:list>
        </text:list-item>
      </text:list>
      <text:p text:style-name="template">&lt;If relevant, describe how data is acquired and maintained. State any requirements regarding the need to protect the integrity of the system's data. Identify any specific techniques that are necessary, such as backups, checkpointing, mirroring, or data accuracy verification. State policies the system must enforce for either retaining or disposing of data, including temporary data, metadata, residual data (such as deleted records), cached data, local copies, archives, and interim backups.&gt;</text:p>
      <text:list xml:id="list172760122710487" text:continue-numbering="true" text:style-name="WWNum1">
        <text:list-item>
          <text:h text:style-name="P21" text:outline-level="1"><text:bookmark-start text:name="_Toc352609400"/><text:bookmark-start text:name="__RefHeading___Toc3132_32148684"/>External Interface Requirements<text:bookmark-end text:name="_Toc352609400"/><text:bookmark-end text:name="__RefHeading___Toc3132_32148684"/><text:bookmark-end text:name="_Toc439994682"/></text:h>
        </text:list-item>
      </text:list>
      <text:p text:style-name="template">&lt;This section provides information to ensure that the system will communicate properly with users and with external hardware or software elements.&gt;</text:p>
      <text:list xml:id="list172760104819452" text:continue-numbering="true" text:style-name="WWNum1">
        <text:list-item>
          <text:list>
            <text:list-item>
              <text:h text:style-name="P25" text:outline-level="2"><text:bookmark-start text:name="_Toc352609401"/><text:bookmark-start text:name="__RefHeading___Toc3134_32148684"/>User Interfaces<text:bookmark-end text:name="_Toc352609401"/><text:bookmark-end text:name="__RefHeading___Toc3134_32148684"/></text:h>
            </text:list-item>
          </text:list>
        </text:list-item>
      </text:list>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list xml:id="list172761082413456" text:continue-numbering="true" text:style-name="WWNum1">
        <text:list-item>
          <text:list>
            <text:list-item>
              <text:h text:style-name="P25" text:outline-level="2"><text:bookmark-start text:name="_Toc439994685"/><text:bookmark-start text:name="__RefHeading___Toc3136_32148684"/><text:bookmark-start text:name="_Toc352609402"/>Software Interfaces<text:bookmark-end text:name="_Toc439994685"/><text:bookmark-end text:name="__RefHeading___Toc3136_32148684"/><text:bookmark-end text:name="_Toc352609402"/></text:h>
            </text:list-item>
          </text:list>
        </text:list-item>
      </text:list>
      <text:p text:style-name="template">&lt;Describe the connections between this product and other software components (identified by name and version), including other applications, databases, operating systems, tools, libraries, websites, and integrated commercial components. State the purpose, formats, and contents of the messages, data, and control values exchanged between the software components. Specify the mappings of input and output data between the systems and any translations that need to be made for the data to get from one system to the other. Describe the services needed by or from external software components and the nature of the intercomponent communications. Identify data that will be exchanged between or shared across software components. Specify nonfunctional requirements affecting the interface, such as service levels for responses times and frequencies, or security controls and restrictions.&gt;</text:p>
      <text:list xml:id="list172760971983936" text:continue-numbering="true" text:style-name="WWNum1">
        <text:list-item>
          <text:list>
            <text:list-item>
              <text:h text:style-name="P25" text:outline-level="2"><text:bookmark-start text:name="_Toc439994684"/><text:bookmark-start text:name="__RefHeading___Toc3138_32148684"/><text:bookmark-start text:name="_Toc439994686"/><text:bookmark-start text:name="_Toc352609403"/><text:soft-page-break/>Hardware Interfaces<text:bookmark-end text:name="_Toc439994684"/><text:bookmark-end text:name="__RefHeading___Toc3138_32148684"/><text:bookmark-end text:name="_Toc352609403"/></text:h>
            </text:list-item>
          </text:list>
        </text:list-item>
      </text:list>
      <text:p text:style-name="template">&lt;Describe the characteristics of each interface between the software and hardware (if any) components of the system. This description might include the supported device types, the data and control interactions between the software and the hardware, and the communication protocols to be used. List the inputs and outputs, their formats, their valid values or ranges, and any timing issues developers need to be aware of. If this information is extensive, consider creating a separate interface specification document.&gt;</text:p>
      <text:list xml:id="list172759770314774" text:continue-numbering="true" text:style-name="WWNum1">
        <text:list-item>
          <text:list>
            <text:list-item>
              <text:h text:style-name="P25" text:outline-level="2"><text:bookmark-start text:name="_Toc352609404"/><text:bookmark-start text:name="__RefHeading___Toc3140_32148684"/>Communications Interfaces<text:bookmark-end text:name="_Toc352609404"/><text:bookmark-end text:name="__RefHeading___Toc3140_32148684"/><text:bookmark-end text:name="_Toc439994686"/></text:h>
            </text:list-item>
          </text:list>
        </text:list-item>
      </text:list>
      <text:p text:style-name="template">&lt;State the requirements for any communication functions the product will use, including e-mail, Web browser, network protocols, and electronic forms. Define any pertinent message formatting. Specify communication security or encryption issues, data transfer rates, handshaking, and synchronization mechanisms. State any constraints around these interfaces, such as whether e-mail attachments are acceptable or not.&gt;</text:p>
      <text:list xml:id="list172759356983547" text:continue-numbering="true" text:style-name="WWNum1">
        <text:list-item>
          <text:h text:style-name="P21" text:outline-level="1"><text:bookmark-start text:name="_Toc352609405"/><text:bookmark-start text:name="__RefHeading___Toc3142_32148684"/><text:bookmark-start text:name="_Toc439994690"/>Quality Attributes<text:bookmark-end text:name="_Toc352609405"/><text:bookmark-end text:name="__RefHeading___Toc3142_32148684"/></text:h>
          <text:list>
            <text:list-item>
              <text:h text:style-name="P25" text:outline-level="2"><text:bookmark-start text:name="_Toc352609406"/><text:bookmark-start text:name="__RefHeading___Toc3144_32148684"/>Usability<text:bookmark-end text:name="_Toc352609406"/><text:bookmark-end text:name="__RefHeading___Toc3144_32148684"/></text:h>
            </text:list-item>
          </text:list>
        </text:list-item>
      </text:list>
      <text:p text:style-name="template">&lt;Specify any requirements regarding characteristics that will make the software appear to be “user-friendly.” Usability encompasses ease of use, ease of learning; memorability; error avoidance, handling, and recovery; efficiency of interactions; accessibility; and ergonomics. Sometimes these can conflict with each other, as with ease of use over ease of learning. Indicate any user interface design standards or guidelines to which the application must conform.&gt;</text:p>
      <text:list xml:id="list172759911130092" text:continue-numbering="true" text:style-name="WWNum1">
        <text:list-item>
          <text:list>
            <text:list-item>
              <text:h text:style-name="P25" text:outline-level="2"><text:bookmark-start text:name="_Toc352609407"/><text:bookmark-start text:name="__RefHeading___Toc3146_32148684"/>Performance<text:bookmark-end text:name="_Toc352609407"/><text:bookmark-end text:name="__RefHeading___Toc3146_32148684"/><text:bookmark-end text:name="_Toc439994690"/></text:h>
            </text:list-item>
          </text:list>
        </text:list-item>
      </text:list>
      <text:p text:style-name="template">&lt;State specific performance requirements for various system operations. If different functional requirements or features have different performance requirements, it's appropriate to specify those performance goals right with the corresponding functional requirements, rather than collecting them in this section.&gt;</text:p>
      <text:list xml:id="list172761282844196" text:continue-numbering="true" text:style-name="WWNum1">
        <text:list-item>
          <text:list>
            <text:list-item>
              <text:h text:style-name="P25" text:outline-level="2"><text:bookmark-start text:name="_Toc439994692"/><text:bookmark-start text:name="__RefHeading___Toc3148_32148684"/><text:bookmark-start text:name="_Toc352609408"/>Security<text:bookmark-end text:name="_Toc439994692"/><text:bookmark-end text:name="__RefHeading___Toc3148_32148684"/><text:bookmark-end text:name="_Toc352609408"/></text:h>
            </text:list-item>
          </text:list>
        </text:list-item>
      </text:list>
      <text:p text:style-name="template">&lt;Specify any requirements regarding security or privacy issues that restrict access to or use of the product. These could refer to physical, data, or software security. Security requirements often originate in business rules, so identify any security or privacy policies or regulations to which the product must conform. If these are documented in a business rules repository, just refer to them.&gt;</text:p>
      <text:list xml:id="list172761143099390" text:continue-numbering="true" text:style-name="WWNum1">
        <text:list-item>
          <text:list>
            <text:list-item>
              <text:h text:style-name="P25" text:outline-level="2"><text:bookmark-start text:name="_Toc439994691"/><text:bookmark-start text:name="__RefHeading___Toc3150_32148684"/><text:bookmark-start text:name="_Toc439994693"/><text:bookmark-start text:name="_Toc352609409"/>Safety<text:bookmark-end text:name="_Toc439994691"/><text:bookmark-end text:name="__RefHeading___Toc3150_32148684"/><text:bookmark-end text:name="_Toc352609409"/></text:h>
            </text:list-item>
          </text:list>
        </text:list-item>
      </text:list>
      <text:p text:style-name="template">&lt;Specify requirements that are concerned with possible loss, damage, or harm that could result from use of the product. Define any safeguards or actions that must be taken, as well as potentially dangerous actions that must be prevented. Identify any safety certifications, policies, or regulations to which the product must conform.&gt;</text:p>
      <text:list xml:id="list172760864258592" text:continue-numbering="true" text:style-name="WWNum1">
        <text:list-item>
          <text:list>
            <text:list-item>
              <text:h text:style-name="P25" text:outline-level="2"><text:bookmark-end text:name="_Toc439994693"/><text:bookmark-start text:name="__RefHeading___Toc3152_32148684"/><text:bookmark-start text:name="_Toc352609410"/><text:soft-page-break/>[Others as relevant]<text:bookmark-end text:name="__RefHeading___Toc3152_32148684"/><text:bookmark-end text:name="_Toc352609410"/></text:h>
            </text:list-item>
          </text:list>
        </text:list-item>
      </text:list>
      <text:p text:style-name="template">&lt;Create a separate section in the SRS for each additional product quality attribute to describe characteristics that will be important to either customers or developers. Possibilities include availability, efficiency, installability, integrity, interoperability, modifiability, portability, reliability, reusability, robustness, scalability, and verifiability. Write these to be specific, quantitative, and verifiable. Clarify the relative priorities for various attributes, such as security over performance.&gt;</text:p>
      <text:list xml:id="list172760657968004" text:continue-numbering="true" text:style-name="WWNum1">
        <text:list-item>
          <text:h text:style-name="P21" text:outline-level="1"><text:bookmark-start text:name="_Toc352609411"/><text:bookmark-start text:name="__RefHeading___Toc3154_32148684"/><text:bookmark-start text:name="_Toc439994695"/>Internationalization and Localization Requirements<text:bookmark-end text:name="_Toc352609411"/><text:bookmark-end text:name="__RefHeading___Toc3154_32148684"/></text:h>
        </text:list-item>
      </text:list>
      <text:p text:style-name="template">&lt;Internationalization and localization requirements ensure that the product will be suitable for use in nations, cultures, and geographic locations other than those in which it was created. Such requirements might address differences in: currency; formatting of dates, numbers, addresses, and telephone numbers; language, including national spelling conventions within the same language (such as American versus British English), symbols used, and character sets; given name and family name order; time zones; international regulations and laws; cultural and political issues; paper sizes used; weights and measures; electrical voltages and plug shapes; and many others.&gt;</text:p>
      <text:list xml:id="list172759440787082" text:continue-numbering="true" text:style-name="WWNum1">
        <text:list-item>
          <text:h text:style-name="P21" text:outline-level="1"><text:bookmark-start text:name="_Toc352609412"/><text:bookmark-start text:name="__RefHeading___Toc3156_32148684"/>Other Requirements<text:bookmark-end text:name="_Toc352609412"/><text:bookmark-end text:name="__RefHeading___Toc3156_32148684"/><text:bookmark-end text:name="_Toc439994695"/></text:h>
        </text:list-item>
      </text:list>
      <text:p text:style-name="template">&lt;Examples are: legal, regulatory or financial compliance, and standards requirements; requirements for product installation, configuration, startup, and shutdown; and logging, monitoring and audit trail requirements. Instead of just combining these all under "Other," add any new sections to the template that are pertinent to your project. Omit this section if all your requirements are accommodated in other sections. &gt;</text:p>
      <text:p text:style-name="TOCEntry"><text:bookmark-start text:name="_Toc439994696"/><text:bookmark-start text:name="_Toc352609413"/>Appendix A: Glossary<text:bookmark-end text:name="_Toc439994696"/><text:bookmark-end text:name="_Toc352609413"/></text:p>
      <text:p text:style-name="template">&lt;Define any specialized terms that a reader needs to know to understand the SRS, including acronyms and abbreviations. Spell out each acronym and provide its definition. Consider building a reusable enterprise-level glossary that spans multiple projects and incorporating by reference any terms that pertain to this project.&gt;</text:p>
      <text:p text:style-name="TOCEntry"><text:bookmark-start text:name="_Toc439994697"/><text:bookmark-start text:name="_Toc352609414"/>Appendix B: Analysis Models<text:bookmark-end text:name="_Toc439994697"/><text:bookmark-end text:name="_Toc352609414"/></text:p>
      <text:p text:style-name="template">&lt;This optional section includes or points to pertinent analysis models such as data flow diagrams, feature trees, state-transition diagrams, or entity-relationship diagrams. You might prefer to insert certain models into the relevant sections of the specification instead of collecting them at the 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level_20_3_20_text" style:display-name="level 3 text" style:family="paragraph" style:parent-style-name="Heading_20_3" style:default-outline-level="" style:list-style-name="">
      <style:paragraph-properties fo:margin-left="1.27cm" fo:margin-right="0cm" fo:text-indent="0cm" style:auto-text-indent="false"/>
      <style:text-properties style:font-name="Arial1" fo:font-family="Arial" style:font-family-generic="roman" style:font-pitch="variable" fo:font-size="11pt" fo:font-style="italic" fo:font-weight="normal" style:font-size-asian="11pt" style:font-style-asian="italic" style:font-weight-asian="normal" style:font-name-complex="Arial2" style:font-family-complex="Arial" style:font-family-generic-complex="system" style:font-pitch-complex="variable" style:font-size-complex="11pt"/>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Bull_20_List" style:display-name="Bull List" style:family="paragraph" style:parent-style-name="Standard" style:default-outline-level="">
      <style:paragraph-properties fo:margin-left="1.854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33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0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73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1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83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5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2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bcbbe" officeooo:paragraph-rsid="002bcbbe"/>
    </style:style>
    <style:style style:name="M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MP3" style:family="paragraph" style:parent-style-name="Header">
      <style:paragraph-properties>
        <style:tab-stops>
          <style:tab-stop style:position="16.986cm" style:type="right"/>
        </style:tab-stops>
      </style:paragraph-properties>
      <style:text-properties officeooo:paragraph-rsid="002bcbbe"/>
    </style:style>
    <style:style style:name="MP4"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MT1" style:family="text">
      <style:text-properties officeooo:rsid="0029191b"/>
    </style:style>
    <style:style style:name="MT2" style:family="text">
      <style:text-properties officeooo:rsid="002cc522"/>
    </style:style>
    <style:style style:name="MT3" style:family="text">
      <style:text-properties officeooo:rsid="002c24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pyright © 2013 by Karl Wiegers and Seilevel. Permission is granted to use and modify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text:span text:style-name="MT1">Spécification d'exigences de logiciel pour Extraction d'Image CTec</text:span><text:tab/>Page <text:page-number text:select-page="current">3</text:page-number></text:p>
      </style:header>
      <style:footer>
        <text:p text:style-name="MP2"><text:span text:style-name="MT2">Document basé sur un</text:span> gabarit par Process Impact, © 2013 Karl Wiegers et Seilevel. <text:span text:style-name="MT3">Modification </text:span>non autorisée.</text:p>
      </style:footer>
    </style:master-page>
    <style:master-page style:name="Converted2" style:page-layout-name="Mpm3">
      <style:header>
        <text:p text:style-name="MP3"><text:span text:style-name="MT1">Spécification d'exigences de logiciel pour Extraction d'Image CTec</text:span><text:tab/>Page <text:page-number text:select-page="current">6</text:page-number></text:p>
        <text:p text:style-name="Standard"/>
      </style:header>
      <style:footer>
        <text:p text:style-name="MP4"><text:span text:style-name="MT2">Document basé sur un</text:span> gabarit par Process Impact, © 2013 Karl Wiegers et Seilevel. <text:span text:style-name="MT3">Modification </text:span>non autorisée.</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editing-cycles>40</meta:editing-cycles>
    <meta:creation-date>2013-04-02T02:33:00</meta:creation-date>
    <dc:date>2016-05-24T17:27:59.115000000</dc:date>
    <meta:editing-duration>PT1H46M2S</meta:editing-duration>
    <meta:generator>LibreOffice/5.0.1.2$Windows_x86 LibreOffice_project/81898c9f5c0d43f3473ba111d7b351050be20261</meta:generator>
    <meta:document-statistic meta:table-count="1" meta:image-count="0" meta:object-count="0" meta:page-count="10" meta:paragraph-count="142" meta:word-count="2421" meta:character-count="16765" meta:non-whitespace-character-count="14509"/>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